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3pt" style:font-size-asian="13pt" style:font-name-complex="XB Zar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3pt" style:font-size-asian="13pt" style:font-name-complex="XB Zar" style:font-size-complex="13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  <style:style style:name="P7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fo:font-size="13pt" style:font-size-asian="13pt" style:font-name-complex="XB Zar" style:font-size-complex="13pt"/>
    </style:style>
    <style:style style:name="T1" style:family="text">
      <style:text-properties style:font-name="XB Zar"/>
    </style:style>
    <style:style style:name="T2" style:family="text">
      <style:text-properties style:font-name="XB Zar" fo:font-style="normal" fo:font-weight="normal" fo:background-color="transparent" style:font-name-asian="CAAAAA+XBZar" style:font-style-asian="normal" style:font-weight-asian="normal" style:font-style-complex="normal" style:font-weight-complex="normal"/>
    </style:style>
    <style:style style:name="T3" style:family="text">
      <style:text-properties style:font-name-complex="XB Z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پیش‌گفتار</text:p>
      <text:p text:style-name="P2"><text:tab/>نویسنده</text:p>
      <text:p text:style-name="P2"><text:tab/>لاگ</text:p>
      <text:p text:style-name="P2"><text:tab/>کرج‌لاگ</text:p>
      <text:p text:style-name="P2"><text:tab/>تاریخچه‌ی مختصری از نرم‌افزار آزاد</text:p>
      <text:p text:style-name="P2"><text:tab/>دلیل انتخاب دبیان</text:p>
      <text:p text:style-name="P2">سپاسگزاری</text:p>
      <text:p text:style-name="P2"/>
      <text:p text:style-name="P7">بخش اول: آشنایی با سیستم‌عامل دبیان گنو/لینوکس</text:p>
      <text:p text:style-name="P1">۱- مقدمه</text:p>
      <text:p text:style-name="P6">مفاهیم نرم‌افزار آزاد</text:p>
      <text:p text:style-name="P6">انگیزه‌ها</text:p>
      <text:p text:style-name="P1"><text:tab/><text:span text:style-name="T2">سیستم‌عامل </text:span><text:span text:style-name="T1">گنو/لینوکس و توزیع‌های آن</text:span></text:p>
      <text:p text:style-name="P1">۲- نصب سیستم‌عامل دبیان گنو/لینوکس</text:p>
      <text:p text:style-name="P1"><text:tab/>حداقل مشخصات سیستم مورد نیاز برای نصب</text:p>
      <text:p text:style-name="P1"><text:tab/>شیوه‌های مختلف نصب</text:p>
      <text:p text:style-name="P1"><text:tab/><text:span text:style-name="T3">مراحل نصب دبیان گنو/لینوکس</text:span></text:p>
      <text:p text:style-name="P1"><text:tab/>نصب دبیان گنو/لینوکس</text:p>
      <text:p text:style-name="P1"><text:tab/>به دبیان گنو/لینوکس خوش آمدید</text:p>
      <text:p text:style-name="P1">۳- آشنایی با میزکار GNOME</text:p>
      <text:p text:style-name="P1">۴- آشنایی با نرم‌افزارهای کاربردی و بهره‌وری از آن‌ها</text:p>
      <text:p text:style-name="P1"><text:tab/>LibreOffice</text:p>
      <text:p text:style-name="P1"><text:tab/>Firefox</text:p>
      <text:p text:style-name="P1"><text:tab/>Evolution – Mail</text:p>
      <text:p text:style-name="P1"><text:tab/>Evince - PDF Viewer</text:p>
      <text:p text:style-name="P1"><text:tab/>Multimedia (movie, music) – smplayer, vlc, exaile</text:p>
      <text:p text:style-name="P1"><text:tab/>Messenger – Pidgin</text:p>
      <text:p text:style-name="P1"><text:tab/>Graphics – GIMP, Inkscape</text:p>
      <text:p text:style-name="P1"><text:tab/>CUPS &amp; SANE</text:p>
      <text:p text:style-name="P1"><text:tab/>Games</text:p>
      <text:p text:style-name="P1"/>
      <text:p text:style-name="P5">بخش دوم: مفاهیم و تنظیمات</text:p>
      <text:p text:style-name="P1">۵- مفاهیم و دستورهای اولیه</text:p>
      <text:p text:style-name="P1"><text:tab/>مقدمه</text:p>
      <text:p text:style-name="P1"><text:tab/>کاربران، گروه‌ها و مدیریت آنها</text:p>
      <text:p text:style-name="P1"><text:tab/>فایل‌سیستم (و FHS)</text:p>
      <text:p text:style-name="P1"><text:tab/>پردازش‌ها</text:p>
      <text:p text:style-name="P1"><text:soft-page-break/><text:tab/>دستورات مهم</text:p>
      <text:p text:style-name="P1"><text:tab/>پوسته</text:p>
      <text:p text:style-name="P1">۶- تنظیمات اولیه</text:p>
      <text:p text:style-name="P1"><text:tab/>ورود به سیستم</text:p>
      <text:p text:style-name="P1"><text:tab/>روند بوت شدن سیستم و GRUB</text:p>
      <text:p text:style-name="P1"><text:tab/>دسترسی به پارتیشن‌ها و دستگاه‌ها</text:p>
      <text:p text:style-name="P1"><text:tab/>تنظیمات دستگاه‌ها</text:p>
      <text:p text:style-name="P1">۷- Daemons &amp; Runlevels</text:p>
      <text:p text:style-name="P1">۸- نصب و مدیریت بسته‌های نرم‌افزاری</text:p>
      <text:p text:style-name="P1">۹- مهاجرت به گنو/لینوکس</text:p>
      <text:p text:style-name="P1">پیوست ۱- رفع اشکال‌های احتمالی</text:p>
      <text:p text:style-name="P1">پیوست ۲- منابع جهت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09T11:41:46</dc:date>
    <dc:creator>Mostafa Moradian</dc:creator>
    <meta:editing-duration>PT3H37M5S</meta:editing-duration>
    <meta:editing-cycles>87</meta:editing-cycles>
    <meta:generator>LibreOffice/3.3$Linux LibreOffice_project/330m19$Build-202</meta:generator>
    <meta:document-statistic meta:table-count="0" meta:image-count="0" meta:object-count="0" meta:page-count="2" meta:paragraph-count="49" meta:word-count="200" meta:character-count="1050"/>
  </office:meta>
</office:document-meta>
</file>